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DAE98758B661EF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5cm, 1.761cm, 10.318cm, 4.73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6cm" svg:height="22.9cm" svg:x="0.991cm" svg:y="2.291cm">
          <draw:image xlink:href="Pictures/10000000000005E8000007E08DAE98758B661EF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7:32.284931211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